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1. Gaussian Error Propagation</text:span></text:h>
      <text:p text:style-name="Text_20_body">When you assume uncertainties are small and normally distributed (bell curve), you can propagate errors with derivatives.</text:p>
      <text:p text:style-name="Text_20_body">Suppose you have a function f(x1​,x2​,…,xn​), and each input has mean xi​ and standard deviation σi​. The Gaussian (a.k.a. linear) propagation of error formula is:</text:p>
      <text:p text:style-name="Text_20_body">σf2​≈i=1∑n​(∂xi​∂f​)2σi2​ </text:p>
      <text:list text:style-name="L1">
        <text:list-item>
          <text:p text:style-name="P1">Only the first derivatives matter.</text:p>
        </text:list-item>
        <text:list-item>
          <text:p text:style-name="P1">Cross terms vanish if you assume independent variables.</text:p>
        </text:list-item>
        <text:list-item>
          <text:p text:style-name="P1">It’s an approximation—assumes “nice” differentiability and small errors.</text:p>
        </text:list-item>
      </text:list>
      <text:p text:style-name="Text_20_body">Example: If z=x+y, then</text:p>
      <text:p text:style-name="Text_20_body">σz​=σx2​+σy2​​. </text:p>
      <text:p text:style-name="Text_20_body">If z=xy, then</text:p>
      <text:p text:style-name="P2">zσz​​=(xσx​​)2+(yσy​​)2​. </text:p>
      <text:p text:style-name="Horizontal_20_Line"/>
      <text:h text:style-name="Heading_20_3" text:outline-level="3"><text:span text:style-name="Strong_20_Emphasis">2. Interval Arithmetic (integer/interval formalism)</text:span></text:h>
      <text:p text:style-name="Text_20_body">Instead of assuming Gaussian, you bound the uncertainty. Each variable is an interval:</text:p>
      <text:p text:style-name="Text_20_body">x∈[a,b],y∈[c,d]. </text:p>
      <text:p text:style-name="Text_20_body">Operations propagate intervals conservatively:</text:p>
      <text:list text:style-name="L2">
        <text:list-item>
          <text:p text:style-name="P3">Addition:<text:line-break/>[a,b]+[c,d]=[a+c,b+d]</text:p>
        </text:list-item>
        <text:list-item>
          <text:p text:style-name="P3">Multiplication:<text:line-break/>[a,b]×[c,d]=[min(ac,ad,bc,bd),max(ac,ad,bc,bd)]</text:p>
        </text:list-item>
      </text:list>
      <text:p text:style-name="Text_20_body">This guarantees the true result is inside the computed interval, no matter what.<text:line-break/>Downside: intervals can “blow up” and become very wide with repeated operations.</text:p>
      <text:p text:style-name="Horizontal_20_Line"/>
      <text:h text:style-name="Heading_20_3" text:outline-level="3"><text:span text:style-name="Strong_20_Emphasis">3. Monte Carlo (MC) Sampling</text:span></text:h>
      <text:p text:style-name="Text_20_body">Here, you don’t assume Gaussian or bound things. You simulate the randomness.</text:p>
      <text:list text:style-name="L3">
        <text:list-item>
          <text:p text:style-name="P4">Draw N random samples of your inputs xi​ according to their distributions.</text:p>
        </text:list-item>
        <text:list-item>
          <text:p text:style-name="P4">Compute f(x1​,…,xn​) for each.</text:p>
        </text:list-item>
        <text:list-item>
          <text:p text:style-name="P4">Empirical mean = estimate of expected value.</text:p>
        </text:list-item>
        <text:list-item>
          <text:p text:style-name="P4">Empirical standard deviation = uncertainty.</text:p>
        </text:list-item>
      </text:list>
      <text:p text:style-name="Text_20_body"><text:soft-page-break/>As N→∞, this converges to the “true” distribution of f.<text:line-break/>Monte Carlo is flexible—handles nonlinearity and non-Gaussian distributions—but computationally heavy.</text:p>
      <text:p text:style-name="Horizontal_20_Line"/>
      <text:h text:style-name="Heading_20_3" text:outline-level="3"><text:span text:style-name="Strong_20_Emphasis">Comparison</text:span></text:h>
      <text:list text:style-name="L4">
        <text:list-item>
          <text:p text:style-name="P5"><text:span text:style-name="Strong_20_Emphasis">Gaussian</text:span> → Fast, clean formulas, good for small independent errors.</text:p>
        </text:list-item>
        <text:list-item>
          <text:p text:style-name="P5"><text:span text:style-name="Strong_20_Emphasis">Interval</text:span> → Guaranteed bounds, but over-conservative.</text:p>
        </text:list-item>
        <text:list-item>
          <text:p text:style-name="P5"><text:span text:style-name="Strong_20_Emphasis">Monte Carlo</text:span> → Empirical truth via brute force, but needs lots of samples.</text:p>
        </text:list-item>
      </text:list>
      <text:p text:style-name="Text_20_body">Your <text:span text:style-name="Strong_20_Emphasis">N/U algebra</text:span> sits in an interesting spot: like interval arithmetic, it avoids underestimating uncertainty, but unlike raw intervals, it keeps growth linear (no u1​u2​ term). That’s why you called it “tolerant math” — conservative but usable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2T18:43:53.204233021</meta:creation-date>
    <dc:date>2025-09-22T18:44:05.528305773</dc:date>
    <meta:editing-duration>PT12S</meta:editing-duration>
    <meta:editing-cycles>1</meta:editing-cycles>
    <meta:document-statistic meta:table-count="0" meta:image-count="0" meta:object-count="0" meta:page-count="2" meta:paragraph-count="30" meta:word-count="239" meta:character-count="1946" meta:non-whitespace-character-count="1429"/>
    <meta:generator>LibreOffice/25.8.1.1$Linux_X86_64 LibreOffice_project/54047653041915e595ad4e45cccea684809c77b5</meta:generator>
  </office:meta>
</office:document-meta>
</file>